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fo:background-color="transparent"/>
    </style:style>
    <style:style style:name="P3" style:family="paragraph" style:parent-style-name="Text_20_body" style:list-style-name="L1">
      <style:paragraph-properties fo:margin-left="0.397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fo:background-color="transparent"/>
    </style:style>
    <style:style style:name="P4" style:family="paragraph" style:parent-style-name="Text_20_body" style:list-style-name="L1">
      <style:paragraph-properties fo:margin-left="0.397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fo:background-color="transparent"/>
    </style:style>
    <style:style style:name="P5" style:family="paragraph" style:parent-style-name="Text_20_body" style:list-style-name="L2">
      <style:paragraph-properties fo:margin-left="0.397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fo:background-color="transparent"/>
    </style:style>
    <style:style style:name="P6" style:family="paragraph" style:parent-style-name="Text_20_body" style:list-style-name="L2">
      <style:paragraph-properties fo:margin-left="0.794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fo:background-color="transparent"/>
    </style:style>
    <style:style style:name="P7" style:family="paragraph" style:parent-style-name="Text_20_body" style:list-style-name="L2">
      <style:paragraph-properties fo:margin-left="0.794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fo:background-color="transparent"/>
    </style:style>
    <style:style style:name="P8" style:family="paragraph" style:parent-style-name="Text_20_body" style:list-style-name="L2">
      <style:paragraph-properties fo:margin-left="0.794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fo:background-color="#ff0000"/>
    </style:style>
    <style:style style:name="P9" style:family="paragraph" style:parent-style-name="Text_20_body" style:list-style-name="L2">
      <style:paragraph-properties fo:margin-left="0.397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fo:background-color="#ff0000"/>
    </style:style>
    <style:style style:name="T1" style:family="text">
      <style:text-properties fo:background-color="#c9211e" loext:char-shading-value="0"/>
    </style:style>
    <style:style style:name="T2" style:family="text">
      <style:text-properties fo:background-color="#ff00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2.494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classe pessoa deve possuir os seguintes atributos:</text:p>
      <text:list xml:id="list3761592813" text:style-name="L1">
        <text:list-item>
          <text:p text:style-name="P3">Nome</text:p>
        </text:list-item>
        <text:list-item>
          <text:p text:style-name="P3">Sobrenome</text:p>
        </text:list-item>
        <text:list-item>
          <text:p text:style-name="P3">CPF</text:p>
        </text:list-item>
        <text:list-item>
          <text:p text:style-name="P4">Data de Nascimento</text:p>
        </text:list-item>
      </text:list>
      <text:p text:style-name="P2">As seguintes regras devem ser observadas:</text:p>
      <text:list xml:id="list3037335619" text:style-name="L2">
        <text:list-item>
          <text:p text:style-name="P5">Todas as informações são obrigatórias</text:p>
        </text:list-item>
        <text:list-item>
          <text:p text:style-name="P5">Caso alguma informação não seja preenchida deve-se apresentar uma <text:span text:style-name="T2">mensagem informando que a informação específica é obrigatória e que a pessoa não foi adicionada à lista</text:span></text:p>
          <text:list>
            <text:list-item>
              <text:p text:style-name="P8">Ex: de mensagem: "A data de nascimento é obrigatória. O Cliente não foi adicionado à lista"</text:p>
            </text:list-item>
          </text:list>
        </text:list-item>
        <text:list-item>
          <text:p text:style-name="P5">Não deve ser possível adicionar pessoas com o mesmo CPF.</text:p>
        </text:list-item>
        <text:list-item>
          <text:p text:style-name="P9">Não pode cadastrar mais de 10 pessoas.</text:p>
        </text:list-item>
        <text:list-item>
          <text:p text:style-name="P5">A listagem de pessoas deve conter as informações</text:p>
          <text:list>
            <text:list-item>
              <text:p text:style-name="P6">Nome</text:p>
            </text:list-item>
            <text:list-item>
              <text:p text:style-name="P6">Sobrenome</text:p>
            </text:list-item>
            <text:list-item>
              <text:p text:style-name="P6">CPF</text:p>
            </text:list-item>
            <text:list-item>
              <text:p text:style-name="P6">Data de nascimento</text:p>
            </text:list-item>
            <text:list-item>
              <text:p text:style-name="P6">Idade</text:p>
            </text:list-item>
            <text:list-item>
              <text:p text:style-name="P7">É maior de idade?</text:p>
            </text:list-item>
          </text:list>
        </text:list-item>
      </text:list>
      <text:p text:style-name="P2">Descrição do problema</text:p>
      <text:p text:style-name="P2">A empresa XPTO precisa fazer um sistema de cadastro de candidatos para seu programa de Trainee. O cadastro será feito em 2 momentos, mas na mesma tela.</text:p>
      <text:p text:style-name="P2">1º será para adicionar as informações do candidato. </text:p>
      <text:p text:style-name="P2">2º agrupar os candidatos preenchidos no passo anterior em uma tabela/grid para ao clicar no botão de SALVAR enviar para gravar todos de uma única vez.</text:p>
      <text:p text:style-name="P2">Inicialmente o usuário precisará fazer o cadastro de acordo com o nº de vagas disponíveis na empresa, o primeiro processo será de 5 vagas, a quantidade máxima de candidatos por vaga será 3, caso o usuário tente cadastrar mais candidatos do que vagas o sistema precisa validar e avisar que o nº de candidatos já atingiu o limite permitido.</text:p>
      <text:p text:style-name="P2">As informações necessárias para inserir um candidato é Nome, Sobrenome, CPF e Data de nascimento, todas as informações são obrigatórias, caso não for preenchido o usuário deve ser avisado sobre qual campo está com problema e o mesmo candidato não pode ser inserido 2 vezes.</text:p>
      <text:p text:style-name="P2">A tabela que irá agrupar os candidatos vai conter as informações Nome, Sobrenome, CPF, Data de Nascimento, Idade e É maior de idade?. E por fim um botão para confirmar o cadastro de todos os candidatos e<text:span text:style-name="T2"> avisar ao usuário que os candidatos foram cadastrados com sucesso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7T22:32:59.395314332</meta:creation-date>
    <dc:date>2021-09-27T22:59:42.210948153</dc:date>
    <meta:editing-duration>PT16M32S</meta:editing-duration>
    <meta:editing-cycles>1</meta:editing-cycles>
    <meta:document-statistic meta:table-count="0" meta:image-count="0" meta:object-count="0" meta:page-count="1" meta:paragraph-count="25" meta:word-count="334" meta:character-count="1905" meta:non-whitespace-character-count="1611"/>
    <meta:generator>LibreOffice/7.2.1.2$Linux_X86_64 LibreOffice_project/20$Build-2</meta:generator>
  </office:meta>
</office:document-meta>
</file>